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draw:marker-start-width="0.352cm" draw:marker-end-width="0.352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0c0c0" draw:textarea-horizontal-align="center" draw:textarea-vertical-align="middle"/>
    </style:style>
    <style:style style:name="gr8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9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667cm" svg:height="2.667cm" svg:x="5.715cm" svg:y="2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2.667cm" svg:height="2.667cm" svg:x="5.715cm" svg:y="6.0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3" draw:text-style-name="P1" draw:layer="layout" svg:x1="7.048cm" svg:y1="4.953cm" svg:x2="7.047cm" svg:y2="6.096cm" draw:start-shape="id1" draw:end-shape="id2" draw:end-glue-point="4">
          <text:p/>
        </draw:connector>
        <draw:custom-shape draw:style-name="gr4" draw:text-style-name="P1" draw:id="id4" draw:layer="layout" svg:width="2.667cm" svg:height="1.143cm" svg:x="4.191cm" svg:y="9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3" draw:layer="layout" svg:width="2.667cm" svg:height="1.143cm" svg:x="0.762cm" svg:y="9.90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7.115cm" svg:x2="2.095cm" svg:y2="9.906cm" draw:start-shape="id2" draw:start-glue-point="5" draw:end-shape="id3" draw:end-glue-point="0">
          <text:p/>
        </draw:connector>
        <draw:custom-shape draw:style-name="gr6" draw:text-style-name="P1" draw:id="id5" draw:layer="layout" svg:width="2.667cm" svg:height="1.143cm" svg:x="7.62cm" svg:y="9.906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236cm" svg:y1="8.761cm" svg:x2="5.524cm" svg:y2="9.906cm" draw:start-shape="id2" draw:start-glue-point="6" draw:end-shape="id4" draw:end-glue-point="0">
          <text:p/>
        </draw:connector>
        <draw:connector draw:style-name="gr7" draw:text-style-name="P1" draw:layer="layout" svg:x1="7.859cm" svg:y1="8.761cm" svg:x2="8.953cm" svg:y2="9.906cm" draw:start-shape="id2" draw:start-glue-point="8" draw:end-shape="id5" draw:end-glue-point="0">
          <text:p/>
        </draw:connector>
        <draw:custom-shape draw:style-name="gr8" draw:text-style-name="P1" draw:id="id6" draw:layer="layout" svg:width="2.667cm" svg:height="1.143cm" svg:x="5.716cm" svg:y="0.382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049cm" svg:y1="1.525cm" svg:x2="7.047cm" svg:y2="2.286cm" draw:start-shape="id6" draw:start-glue-point="2" draw:end-shape="id1" draw:end-glue-point="4">
          <text:p/>
        </draw:connector>
        <draw:custom-shape draw:style-name="gr8" draw:text-style-name="P1" draw:id="id7" draw:layer="layout" svg:width="2.667cm" svg:height="1.143cm" svg:x="13.716cm" svg:y="0.3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1.905cm" svg:height="1.905cm" svg:x="14.097cm" svg:y="2.66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25.498426023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5.049cm" svg:y1="1.526cm" svg:x2="15.049cm" svg:y2="2.667cm" draw:start-shape="id7" draw:start-glue-point="2" draw:end-shape="id8" draw:end-glue-point="4">
          <text:p/>
        </draw:connector>
        <draw:custom-shape draw:style-name="gr2" draw:text-style-name="P1" draw:id="id9" draw:layer="layout" svg:width="1.905cm" svg:height="1.905cm" svg:x="14.098cm" svg:y="6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25.498426023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5.049cm" svg:y1="4.572cm" svg:x2="15.05cm" svg:y2="6.096cm" draw:start-shape="id8" draw:start-glue-point="6" draw:end-shape="id9" draw:end-glue-point="4">
          <text:p/>
        </draw:connector>
        <draw:custom-shape draw:style-name="gr5" draw:text-style-name="P1" draw:id="id10" draw:layer="layout" svg:width="2.667cm" svg:height="1.143cm" svg:x="13.716cm" svg:y="9.906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5.05cm" svg:y1="8.001cm" svg:x2="15.049cm" svg:y2="9.906cm" draw:start-shape="id9" draw:start-glue-point="6" draw:end-shape="id10" draw:end-glue-point="0">
          <text:p/>
        </draw:connector>
        <draw:connector draw:style-name="gr11" draw:text-style-name="P1" draw:id="id12" draw:layer="layout" svg:x1="2.095cm" svg:y1="11.049cm" svg:x2="2.089cm" svg:y2="12.391cm" draw:start-shape="id3" draw:start-glue-point="2">
          <text:p/>
        </draw:connector>
        <draw:custom-shape draw:style-name="gr12" draw:text-style-name="P1" draw:id="id11" draw:layer="layout" svg:width="2.667cm" svg:height="1.143cm" svg:x="9.145cm" svg:y="4.573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38cm" svg:y1="3.618cm" svg:x2="10.478cm" svg:y2="4.573cm" draw:start-shape="id1" draw:start-glue-point="7" draw:end-shape="id11" draw:end-glue-point="0">
          <text:p/>
        </draw:connector>
        <draw:connector draw:style-name="gr13" draw:text-style-name="P1" draw:layer="layout" draw:type="curve" draw:line-skew="-0.66cm" svg:x1="2.089cm" svg:y1="12.391cm" svg:x2="5.716cm" svg:y2="0.953cm" draw:start-shape="id12" draw:start-glue-point="3" draw:end-shape="id6" draw:end-glue-point="3">
          <text:p/>
        </draw:connector>
        <draw:connector draw:style-name="gr13" draw:text-style-name="P1" draw:layer="layout" draw:type="curve" draw:line-skew="0.839cm 2.744cm" svg:x1="15.049cm" svg:y1="11.049cm" svg:x2="16.383cm" svg:y2="0.954cm" draw:start-shape="id10" draw:start-glue-point="2" draw:end-shape="id7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9-06-29T01:17:39</meta:creation-date>
    <dc:creator>Antonio Cuni</dc:creator>
    <dc:date>2009-06-29T16:29:58</dc:date>
    <dc:language>it-IT</dc:language>
    <meta:editing-cycles>16</meta:editing-cycles>
    <meta:editing-duration>PT32M11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